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cc99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cc99ff" draw:fill-color="#cc99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9900f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cc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2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786cm"/>
    </style:style>
    <style:style style:name="gr16" style:family="graphic" style:parent-style-name="standard">
      <style:graphic-properties svg:stroke-width="0.053cm" svg:stroke-color="#1c1c1c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6.47cm"/>
    </style:style>
    <style:style style:name="gr18" style:family="graphic" style:parent-style-name="standard">
      <style:graphic-properties svg:stroke-color="#333333" draw:fill-color="#9999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081cm"/>
    </style:style>
    <style:style style:name="gr21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.3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865cm"/>
    </style:style>
    <style:style style:name="gr24" style:family="graphic" style:parent-style-name="standard">
      <style:graphic-properties svg:stroke-color="#333333" draw:fill-color="#ff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30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31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32" style:family="graphic" style:parent-style-name="standard">
      <style:graphic-properties draw:stroke="dash" draw:stroke-dash="Ultrafine_20_Dashed" svg:stroke-width="0.035cm" svg:stroke-color="#80808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602cm"/>
    </style:style>
    <style:style style:name="gr34" style:family="graphic" style:parent-style-name="standard">
      <style:graphic-properties draw:stroke="dash" draw:stroke-dash="Ultrafine_20_Dashed" svg:stroke-color="#333333" draw:fill-color="#dddddd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081cm"/>
    </style:style>
    <style:style style:name="gr36" style:family="graphic" style:parent-style-name="standard">
      <style:graphic-properties svg:stroke-color="#333333" draw:fill-color="#83ca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79cm"/>
    </style:style>
    <style:style style:name="gr40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svg:stroke-width="0.159cm" svg:stroke-color="#00ff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2.0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03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</style:style>
    <style:style style:name="gr46" style:family="graphic" style:parent-style-name="standard">
      <style:graphic-properties svg:stroke-width="0.212cm" svg:stroke-color="#ff3333" draw:marker-start-width="0.517cm" draw:marker-end-width="0.517cm" draw:stroke-linejoin="miter" draw:fill="none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17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color="#0066cc" fo:font-size="18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size="14pt" fo:font-style="normal" style:font-size-asian="14pt" style:font-style-asian="normal" style:font-size-complex="14pt" style:font-style-complex="normal"/>
    </style:style>
    <style:style style:name="P12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margin-left="0cm" fo:margin-right="0cm" fo:text-indent="0cm"/>
      <style:text-properties fo:color="#333333" fo:font-style="italic" style:font-style-asian="italic" style:font-style-complex="italic"/>
    </style:style>
    <style:style style:name="P15" style:family="paragraph">
      <style:paragraph-properties fo:margin-left="0cm" fo:margin-right="0cm" fo:text-indent="0cm"/>
      <style:text-properties fo:color="#333333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66cc" fo:font-family="Courier" style:font-style-name="Oblique" style:font-family-generic="modern" style:font-pitch="variable" fo:font-size="14pt" style:font-size-asian="14pt" style:font-size-complex="14pt"/>
    </style:style>
    <style:style style:name="T5" style:family="text">
      <style:text-properties fo:color="#333333" fo:font-family="Arial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0066cc" fo:font-family="Courier" style:font-style-name="Oblique" style:font-family-generic="modern" style:font-pitch="variable" fo:font-size="18pt" style:font-size-asian="18pt" style:font-size-complex="18pt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cm" svg:height="1.3cm" svg:x="23.4cm" svg:y="12.2cm">
          <text:p/>
          <draw:enhanced-geometry svg:viewBox="0 0 21600 21600" draw:glue-points="10800 0 0 10800 10800 21600 21600 10800 ?f40 ?f41" draw:text-areas="0 0 21600 21600" draw:type="rectangular-callout" draw:modifiers="10892.1726408193 -11655.0345887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877cm" svg:height="13.038cm" svg:x="15.95cm" svg:y="2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77cm" svg:height="8cm" svg:x="15.95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35cm" svg:height="6.013cm" draw:transform="skewX (8.75899837234498E-017) rotate (2.56563400043118) translate (19.501cm 15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6.388cm" svg:height="6.142cm" draw:transform="skewX (4.7458796661285E-017) rotate (-0.383972435439867) translate (19.001cm 8.605cm)">
          <text:p/>
          <draw:enhanced-geometry svg:viewBox="0 0 21600 21600" draw:glue-points="?f6 0 10800 ?f8 ?f11 10800 ?f9 21600 10800 ?f10 ?f5 10800" draw:text-areas="?f3 ?f3 ?f4 ?f4" draw:type="parallelogram" draw:modifiers="10345.30144829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7cm" svg:height="5.3cm" draw:transform="rotate (-1.57079632679579) translate (24.3cm 7.9cm)">
          <text:p/>
          <draw:enhanced-geometry svg:viewBox="0 0 21600 21600" draw:glue-points="?f6 0 10800 ?f8 ?f11 10800 ?f9 21600 10800 ?f10 ?f5 10800" draw:text-areas="?f3 ?f3 ?f4 ?f4" draw:type="parallelogram" draw:modifiers="11000.94418217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0.945cm" svg:y1="1.7cm" svg:x2="25.288cm" svg:y2="1.7cm">
          <text:p/>
        </draw:line>
        <draw:line draw:style-name="gr5" draw:text-style-name="P1" draw:layer="layout" svg:x1="3.766cm" svg:y1="1.7cm" svg:x2="20.173cm" svg:y2="1.7cm">
          <text:p/>
        </draw:line>
        <draw:rect draw:style-name="gr6" draw:text-style-name="P1" draw:layer="layout" svg:width="1.28cm" svg:height="1.2cm" svg:x="22.6cm" svg:y="1.4cm">
          <text:p/>
        </draw:rect>
        <draw:custom-shape draw:style-name="gr7" draw:text-style-name="P1" draw:layer="layout" svg:width="3.876cm" svg:height="13.338cm" svg:x="4.987cm" svg:y="2.7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996cm" svg:height="13.238cm" svg:x="10.9cm" svg:y="2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995cm" svg:height="0.962cm" svg:x="4.996cm" svg:y="3.319cm">
          <draw:text-box>
            <text:p text:style-name="P2">Working Dir.</text:p>
          </draw:text-box>
        </draw:frame>
        <draw:frame draw:style-name="gr10" draw:text-style-name="P3" draw:layer="layout" svg:width="4.18cm" svg:height="1.673cm" svg:x="11.193cm" svg:y="3.319cm">
          <draw:text-box>
            <text:p text:style-name="P3">Index /</text:p>
            <text:p text:style-name="P3">Stage</text:p>
          </draw:text-box>
        </draw:frame>
        <draw:frame draw:style-name="gr11" draw:text-style-name="P3" draw:layer="layout" svg:width="3.537cm" svg:height="1.673cm" svg:x="16.173cm" svg:y="3.32cm">
          <draw:text-box>
            <text:p text:style-name="P3">Repository</text:p>
            <text:p text:style-name="P3">(commits)</text:p>
          </draw:text-box>
        </draw:frame>
        <draw:ellipse draw:style-name="gr12" draw:text-style-name="P5" draw:layer="layout" svg:width="0.752cm" svg:height="0.793cm" svg:x="20.927cm" svg:y="4.402cm">
          <text:p text:style-name="P4"><text:span text:style-name="T1">C</text:span></text:p>
        </draw:ellipse>
        <draw:line draw:style-name="gr13" draw:text-style-name="P3" draw:layer="layout" svg:x1="21.304cm" svg:y1="5.195cm" svg:x2="21.293cm" svg:y2="10.097cm">
          <text:p/>
        </draw:line>
        <draw:ellipse draw:style-name="gr14" draw:text-style-name="P5" draw:layer="layout" svg:width="0.752cm" svg:height="0.79cm" svg:x="20.927cm" svg:y="10.11cm">
          <text:p text:style-name="P4"><text:span text:style-name="T1">B</text:span></text:p>
        </draw:ellipse>
        <draw:frame draw:style-name="gr15" draw:text-style-name="P6" draw:layer="layout" svg:width="4.286cm" svg:height="1.191cm" svg:x="23.3cm" svg:y="12.209cm">
          <draw:text-box>
            <text:p text:style-name="P2"><text:span text:style-name="T2">Not failing </text:span><text:span text:style-name="T3">as Bar.txt</text:span></text:p>
            <text:p text:style-name="P2"><text:span text:style-name="T3">hasn't changed</text:span></text:p>
          </draw:text-box>
        </draw:frame>
        <draw:custom-shape draw:style-name="gr16" draw:text-style-name="P1" draw:layer="layout" svg:width="12.495cm" svg:height="0.57cm" svg:x="4.297cm" svg:y="9.43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6.97cm" svg:height="0.823cm" svg:x="8.1cm" svg:y="9.8cm">
          <draw:text-box>
            <text:p text:style-name="P2"><text:span text:style-name="T4">--keep </text:span><text:span text:style-name="T5">(can fail if same file)</text:span></text:p>
          </draw:text-box>
        </draw:frame>
        <draw:custom-shape draw:style-name="gr18" draw:text-style-name="P1" draw:layer="layout" svg:width="1.291cm" svg:height="1.795cm" svg:x="22.525cm" svg:y="9.65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22.272cm" svg:y="8.996cm">
          <draw:text-box>
            <text:p text:style-name="P2"><text:span text:style-name="T6">Foo.txt</text:span></text:p>
          </draw:text-box>
        </draw:frame>
        <draw:frame draw:style-name="gr20" draw:text-style-name="P8" draw:layer="layout" svg:width="1.581cm" svg:height="1.191cm" svg:x="22.47cm" svg:y="9.82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</draw:text-box>
        </draw:frame>
        <draw:ellipse draw:style-name="gr14" draw:text-style-name="P5" draw:layer="layout" svg:width="0.751cm" svg:height="0.791cm" svg:x="20.908cm" svg:y="15.226cm">
          <text:p text:style-name="P4"><text:span text:style-name="T1">A</text:span></text:p>
        </draw:ellipse>
        <draw:line draw:style-name="gr21" draw:text-style-name="P3" draw:layer="layout" svg:x1="21.301cm" svg:y1="10.87cm" svg:x2="21.293cm" svg:y2="15.116cm">
          <text:p/>
        </draw:line>
        <draw:frame draw:style-name="gr22" draw:text-style-name="P9" draw:layer="layout" svg:width="0.853cm" svg:height="0.989cm" svg:x="22.8cm" svg:y="1.511cm">
          <draw:text-box>
            <text:p text:style-name="P2"><text:span text:style-name="T7">1</text:span></text:p>
          </draw:text-box>
        </draw:frame>
        <draw:rect draw:style-name="gr6" draw:text-style-name="P1" draw:layer="layout" svg:width="1.28cm" svg:height="1.2cm" svg:x="11.7cm" svg:y="1.4cm">
          <text:p/>
        </draw:rect>
        <draw:frame draw:style-name="gr22" draw:text-style-name="P9" draw:layer="layout" svg:width="0.853cm" svg:height="0.989cm" svg:x="11.9cm" svg:y="1.511cm">
          <draw:text-box>
            <text:p text:style-name="P2"><text:span text:style-name="T7">2</text:span></text:p>
          </draw:text-box>
        </draw:frame>
        <draw:line draw:style-name="gr5" draw:text-style-name="P1" draw:layer="layout" svg:x1="20.173cm" svg:y1="1.7cm" svg:x2="20.173cm" svg:y2="2.665cm">
          <text:p/>
        </draw:line>
        <draw:line draw:style-name="gr5" draw:text-style-name="P1" draw:layer="layout" svg:x1="3.766cm" svg:y1="1.7cm" svg:x2="3.766cm" svg:y2="2.665cm">
          <text:p/>
        </draw:line>
        <draw:line draw:style-name="gr5" draw:text-style-name="P1" draw:layer="layout" svg:x1="20.945cm" svg:y1="1.7cm" svg:x2="20.945cm" svg:y2="2.665cm">
          <text:p/>
        </draw:line>
        <draw:line draw:style-name="gr5" draw:text-style-name="P1" draw:layer="layout" svg:x1="25.288cm" svg:y1="1.7cm" svg:x2="25.288cm" svg:y2="2.665cm">
          <text:p/>
        </draw:line>
        <draw:frame draw:style-name="gr23" draw:text-style-name="P10" draw:layer="layout" svg:width="15.365cm" svg:height="0.886cm" svg:x="4cm" svg:y="16.714cm">
          <draw:text-box>
            <text:p text:style-name="P2"><text:span text:style-name="T8">git reset --hard | (--keep) &lt;commitB&gt; <text:s/></text:span></text:p>
          </draw:text-box>
        </draw:frame>
        <draw:custom-shape draw:style-name="gr24" draw:text-style-name="P1" draw:layer="layout" svg:width="1.291cm" svg:height="1.796cm" svg:x="6.254cm" svg:y="5.0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8" draw:layer="layout" svg:width="1.767cm" svg:height="0.721cm" svg:x="6.074cm" svg:y="4.497cm">
          <draw:text-box>
            <text:p text:style-name="P2"><text:span text:style-name="T6">Bar.txt</text:span></text:p>
          </draw:text-box>
        </draw:frame>
        <draw:frame draw:style-name="gr26" draw:text-style-name="P8" draw:layer="layout" svg:width="1.679cm" svg:height="1.191cm" svg:x="6.057cm" svg:y="5.215cm">
          <draw:text-box>
            <text:p text:style-name="P2"><text:span text:style-name="T6">&lt;img&gt;</text:span></text:p>
            <text:p text:style-name="P2"><text:span text:style-name="T6"><text:s text:c="3"/></text:span><text:span text:style-name="T6">&lt;i&gt;</text:span></text:p>
          </draw:text-box>
        </draw:frame>
        <draw:frame draw:style-name="gr27" draw:text-style-name="P11" draw:layer="layout" svg:width="3.415cm" svg:height="0.806cm" svg:x="1.902cm" svg:y="5.619cm">
          <draw:text-box>
            <text:p text:style-name="P2"><text:span text:style-name="T9">Avant reset : </text:span></text:p>
          </draw:text-box>
        </draw:frame>
        <draw:line draw:style-name="gr28" draw:text-style-name="P1" draw:layer="layout" svg:x1="1.4cm" svg:y1="7.8cm" svg:x2="20.6cm" svg:y2="7.7cm">
          <text:p/>
        </draw:line>
        <draw:custom-shape draw:style-name="gr29" draw:text-style-name="P12" draw:layer="layout" svg:width="1.549cm" svg:height="0.7cm" svg:x="25.7cm" svg:y="3.4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55.48387096774 37468.7589158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.549cm" svg:height="0.7cm" svg:x="26.133cm" svg:y="8.758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55.48387096774 37468.7589158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1.549cm" svg:height="0.7cm" svg:x="26.151cm" svg:y="9.8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59.61290322581 12695.0071326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1.549cm" svg:height="0.7cm" svg:x="25.769cm" svg:y="4.501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16.90322580645 11462.482168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6" draw:layer="layout" svg:width="2.102cm" svg:height="0.785cm" svg:x="5.8cm" svg:y="6.822cm">
          <draw:text-box>
            <text:p text:style-name="P2"><text:span text:style-name="T3">modified</text:span></text:p>
          </draw:text-box>
        </draw:frame>
        <draw:custom-shape draw:style-name="gr34" draw:text-style-name="P1" draw:layer="layout" svg:width="1.291cm" svg:height="1.794cm" svg:x="22.526cm" svg:y="3.9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22.273cm" svg:y="3.302cm">
          <draw:text-box>
            <text:p text:style-name="P2"><text:span text:style-name="T6">Foo.txt</text:span></text:p>
          </draw:text-box>
        </draw:frame>
        <draw:frame draw:style-name="gr35" draw:text-style-name="P8" draw:layer="layout" svg:width="1.581cm" svg:height="1.661cm" svg:x="22.471cm" svg:y="4.126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  <text:p text:style-name="P2"><text:span text:style-name="T6">&lt;p&gt;</text:span></text:p>
          </draw:text-box>
        </draw:frame>
        <draw:custom-shape draw:style-name="gr36" draw:text-style-name="P1" draw:layer="layout" svg:width="1.293cm" svg:height="1.794cm" svg:x="17.348cm" svg:y="8.97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17.172cm" svg:y="8.397cm">
          <draw:text-box>
            <text:p text:style-name="P2"><text:span text:style-name="T6">Foo.txt</text:span></text:p>
          </draw:text-box>
        </draw:frame>
        <draw:frame draw:style-name="gr20" draw:text-style-name="P8" draw:layer="layout" svg:width="1.581cm" svg:height="1.191cm" svg:x="17.253cm" svg:y="9.115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</draw:text-box>
        </draw:frame>
        <draw:custom-shape draw:style-name="gr18" draw:text-style-name="P1" draw:layer="layout" svg:width="1.291cm" svg:height="1.795cm" svg:x="22.525cm" svg:y="14.65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22.272cm" svg:y="13.997cm">
          <draw:text-box>
            <text:p text:style-name="P2"><text:span text:style-name="T6">Foo.txt</text:span></text:p>
          </draw:text-box>
        </draw:frame>
        <draw:frame draw:style-name="gr37" draw:text-style-name="P8" draw:layer="layout" svg:width="1.535cm" svg:height="0.721cm" svg:x="22.47cm" svg:y="14.821cm">
          <draw:text-box>
            <text:p text:style-name="P2"><text:span text:style-name="T6">&lt;div&gt;</text:span></text:p>
          </draw:text-box>
        </draw:frame>
        <draw:custom-shape draw:style-name="gr18" draw:text-style-name="P1" draw:layer="layout" svg:width="1.291cm" svg:height="1.795cm" svg:x="24.126cm" svg:y="14.65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8" draw:layer="layout" svg:width="1.766cm" svg:height="0.721cm" svg:x="23.873cm" svg:y="13.998cm">
          <draw:text-box>
            <text:p text:style-name="P2"><text:span text:style-name="T6">Bar.txt</text:span></text:p>
          </draw:text-box>
        </draw:frame>
        <draw:frame draw:style-name="gr39" draw:text-style-name="P8" draw:layer="layout" svg:width="1.679cm" svg:height="0.721cm" svg:x="23.971cm" svg:y="14.822cm">
          <draw:text-box>
            <text:p text:style-name="P2"><text:span text:style-name="T6">&lt;img&gt;</text:span></text:p>
          </draw:text-box>
        </draw:frame>
        <draw:custom-shape draw:style-name="gr40" draw:text-style-name="P1" draw:layer="layout" svg:width="1.263cm" svg:height="1.747cm" svg:x="2.651cm" svg:y="8.92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8" draw:layer="layout" svg:width="1.581cm" svg:height="1.191cm" svg:x="2.454cm" svg:y="9.062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</draw:text-box>
        </draw:frame>
        <draw:frame draw:style-name="gr19" draw:text-style-name="P8" draw:layer="layout" svg:width="1.793cm" svg:height="0.721cm" svg:x="2.475cm" svg:y="8.298cm">
          <draw:text-box>
            <text:p text:style-name="P2"><text:span text:style-name="T6">Foo.txt</text:span></text:p>
          </draw:text-box>
        </draw:frame>
        <draw:custom-shape draw:style-name="gr18" draw:text-style-name="P1" draw:layer="layout" svg:width="1.291cm" svg:height="1.795cm" svg:x="24.127cm" svg:y="9.657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8" draw:layer="layout" svg:width="1.766cm" svg:height="0.721cm" svg:x="23.874cm" svg:y="8.999cm">
          <draw:text-box>
            <text:p text:style-name="P2"><text:span text:style-name="T6">Bar.txt</text:span></text:p>
          </draw:text-box>
        </draw:frame>
        <draw:frame draw:style-name="gr39" draw:text-style-name="P8" draw:layer="layout" svg:width="1.679cm" svg:height="0.721cm" svg:x="23.972cm" svg:y="9.823cm">
          <draw:text-box>
            <text:p text:style-name="P2"><text:span text:style-name="T6">&lt;img&gt;</text:span></text:p>
          </draw:text-box>
        </draw:frame>
        <draw:custom-shape draw:style-name="gr34" draw:text-style-name="P1" draw:layer="layout" svg:width="1.291cm" svg:height="1.795cm" svg:x="24.128cm" svg:y="3.95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8" draw:layer="layout" svg:width="1.766cm" svg:height="0.721cm" svg:x="23.875cm" svg:y="3.3cm">
          <draw:text-box>
            <text:p text:style-name="P2"><text:span text:style-name="T6">Bar.txt</text:span></text:p>
          </draw:text-box>
        </draw:frame>
        <draw:frame draw:style-name="gr39" draw:text-style-name="P8" draw:layer="layout" svg:width="1.679cm" svg:height="0.721cm" svg:x="23.973cm" svg:y="4.124cm">
          <draw:text-box>
            <text:p text:style-name="P2"><text:span text:style-name="T6">&lt;img&gt;</text:span></text:p>
          </draw:text-box>
        </draw:frame>
        <draw:custom-shape draw:style-name="gr24" draw:text-style-name="P1" draw:layer="layout" svg:width="1.291cm" svg:height="1.796cm" svg:x="6.254cm" svg:y="8.8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8" draw:layer="layout" svg:width="1.767cm" svg:height="0.721cm" svg:x="6.074cm" svg:y="8.297cm">
          <draw:text-box>
            <text:p text:style-name="P2"><text:span text:style-name="T6">Bar.txt</text:span></text:p>
          </draw:text-box>
        </draw:frame>
        <draw:frame draw:style-name="gr26" draw:text-style-name="P8" draw:layer="layout" svg:width="1.679cm" svg:height="1.191cm" svg:x="6.057cm" svg:y="9.015cm">
          <draw:text-box>
            <text:p text:style-name="P2"><text:span text:style-name="T6">&lt;img&gt;</text:span></text:p>
            <text:p text:style-name="P2"><text:span text:style-name="T6"><text:s text:c="3"/></text:span><text:span text:style-name="T6">&lt;i&gt;</text:span></text:p>
          </draw:text-box>
        </draw:frame>
        <draw:frame draw:style-name="gr33" draw:text-style-name="P6" draw:layer="layout" svg:width="2.102cm" svg:height="0.785cm" svg:x="5.8cm" svg:y="10.622cm">
          <draw:text-box>
            <text:p text:style-name="P2"><text:span text:style-name="T3">modified</text:span></text:p>
          </draw:text-box>
        </draw:frame>
        <draw:line draw:style-name="gr41" draw:text-style-name="P1" draw:layer="layout" svg:x1="24cm" svg:y1="6.5cm" svg:x2="24cm" svg:y2="8.8cm">
          <text:p/>
        </draw:line>
        <draw:frame draw:style-name="gr42" draw:text-style-name="P13" draw:layer="layout" svg:width="2.541cm" svg:height="1.212cm" svg:x="17.474cm" svg:y="14.199cm">
          <draw:text-box>
            <text:p text:style-name="P3"><text:span text:style-name="T3">commited</text:span></text:p>
          </draw:text-box>
        </draw:frame>
        <draw:custom-shape draw:style-name="gr36" draw:text-style-name="P1" draw:layer="layout" svg:width="1.293cm" svg:height="1.794cm" svg:x="17.348cm" svg:y="12.418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17.172cm" svg:y="11.839cm">
          <draw:text-box>
            <text:p text:style-name="P2"><text:span text:style-name="T6">Foo.txt</text:span></text:p>
          </draw:text-box>
        </draw:frame>
        <draw:frame draw:style-name="gr20" draw:text-style-name="P8" draw:layer="layout" svg:width="1.581cm" svg:height="1.191cm" svg:x="17.253cm" svg:y="12.557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</draw:text-box>
        </draw:frame>
        <draw:custom-shape draw:style-name="gr40" draw:text-style-name="P1" draw:layer="layout" svg:width="1.263cm" svg:height="1.747cm" svg:x="2.651cm" svg:y="12.425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3" draw:text-style-name="P8" draw:layer="layout" svg:width="1.679cm" svg:height="0.945cm" svg:x="2.454cm" svg:y="12.562cm">
          <draw:text-box>
            <text:p text:style-name="P2"><text:span text:style-name="T6">&lt;img&gt;</text:span></text:p>
          </draw:text-box>
        </draw:frame>
        <draw:frame draw:style-name="gr44" draw:text-style-name="P13" draw:layer="layout" svg:width="3.537cm" svg:height="1.661cm" svg:x="0.8cm" svg:y="14.539cm">
          <draw:text-box>
            <text:p text:style-name="P3"><text:span text:style-name="T3">not modified</text:span></text:p>
            <text:p text:style-name="P3"><text:span text:style-name="T2">(on ne peut plus</text:span></text:p>
            <text:p text:style-name="P3"><text:span text:style-name="T2">restore)</text:span></text:p>
          </draw:text-box>
        </draw:frame>
        <draw:custom-shape draw:style-name="gr16" draw:text-style-name="P1" draw:layer="layout" svg:width="12.395cm" svg:height="0.57cm" svg:x="4.297cm" svg:y="12.931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7" draw:layer="layout" svg:width="2.28cm" svg:height="0.747cm" svg:x="7.912cm" svg:y="13.499cm">
          <draw:text-box>
            <text:p text:style-name="P2"><text:span text:style-name="T4">--hard</text:span></text:p>
          </draw:text-box>
        </draw:frame>
        <draw:custom-shape draw:style-name="gr46" draw:text-style-name="P1" draw:layer="layout" svg:width="0.8cm" svg:height="0.7cm" svg:x="10.1cm" svg:y="13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0.8cm" svg:height="0.7cm" svg:x="7.201cm" svg:y="13.5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1.793cm" svg:height="0.721cm" svg:x="2.475cm" svg:y="11.798cm">
          <draw:text-box>
            <text:p text:style-name="P2"><text:span text:style-name="T6">Bar.txt</text:span></text:p>
          </draw:text-box>
        </draw:frame>
        <draw:custom-shape draw:style-name="gr40" draw:text-style-name="P1" draw:layer="layout" svg:width="1.263cm" svg:height="1.747cm" svg:x="1.152cm" svg:y="12.426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8" draw:layer="layout" svg:width="1.581cm" svg:height="1.191cm" svg:x="1.055cm" svg:y="12.563cm">
          <draw:text-box>
            <text:p text:style-name="P2"><text:span text:style-name="T6">&lt;div&gt;</text:span></text:p>
            <text:p text:style-name="P2"><text:span text:style-name="T6"><text:s text:c="3"/></text:span><text:span text:style-name="T6">&lt;a&gt;</text:span></text:p>
          </draw:text-box>
        </draw:frame>
        <draw:frame draw:style-name="gr19" draw:text-style-name="P8" draw:layer="layout" svg:width="1.793cm" svg:height="0.721cm" svg:x="0.976cm" svg:y="11.799cm">
          <draw:text-box>
            <text:p text:style-name="P2"><text:span text:style-name="T6">Foo.txt</text:span></text:p>
          </draw:text-box>
        </draw:frame>
        <draw:custom-shape draw:style-name="gr36" draw:text-style-name="P1" draw:layer="layout" svg:width="1.293cm" svg:height="1.794cm" svg:x="18.849cm" svg:y="12.4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18.673cm" svg:y="11.841cm">
          <draw:text-box>
            <text:p text:style-name="P2"><text:span text:style-name="T6">Bar.txt</text:span></text:p>
          </draw:text-box>
        </draw:frame>
        <draw:frame draw:style-name="gr47" draw:text-style-name="P8" draw:layer="layout" svg:width="1.679cm" svg:height="1.181cm" svg:x="18.654cm" svg:y="12.559cm">
          <draw:text-box>
            <text:p text:style-name="P2"><text:span text:style-name="T6">&lt;img&gt;</text:span></text:p>
          </draw:text-box>
        </draw:frame>
        <draw:frame draw:style-name="gr42" draw:text-style-name="P13" draw:layer="layout" svg:width="2.541cm" svg:height="1.212cm" svg:x="17.475cm" svg:y="10.699cm">
          <draw:text-box>
            <text:p text:style-name="P3"><text:span text:style-name="T3">commited</text:span></text:p>
          </draw:text-box>
        </draw:frame>
        <draw:custom-shape draw:style-name="gr36" draw:text-style-name="P1" draw:layer="layout" svg:width="1.293cm" svg:height="1.794cm" svg:x="18.849cm" svg:y="8.92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8" draw:layer="layout" svg:width="1.793cm" svg:height="0.721cm" svg:x="18.673cm" svg:y="8.343cm">
          <draw:text-box>
            <text:p text:style-name="P2"><text:span text:style-name="T6">Bar.txt</text:span></text:p>
          </draw:text-box>
        </draw:frame>
        <draw:frame draw:style-name="gr47" draw:text-style-name="P8" draw:layer="layout" svg:width="1.679cm" svg:height="1.181cm" svg:x="18.654cm" svg:y="9.061cm">
          <draw:text-box>
            <text:p text:style-name="P2"><text:span text:style-name="T6">&lt;img&gt;</text:span></text:p>
          </draw:text-box>
        </draw:frame>
        <draw:frame draw:style-name="gr19" draw:text-style-name="P15" draw:layer="layout" svg:width="2.572cm" svg:height="0.721cm" svg:x="1.508cm" svg:y="2.801cm">
          <draw:text-box>
            <text:p text:style-name="P14"><text:span text:style-name="T10">unmodified</text:span></text:p>
          </draw:text-box>
        </draw:frame>
        <draw:frame draw:style-name="gr19" draw:text-style-name="P15" draw:layer="layout" svg:width="2.102cm" svg:height="0.721cm" svg:x="5.801cm" svg:y="2.801cm">
          <draw:text-box>
            <text:p text:style-name="P14"><text:span text:style-name="T10">modif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5:45:08</dc:date>
    <meta:editing-duration>P2DT34M53S</meta:editing-duration>
    <meta:editing-cycles>47</meta:editing-cycles>
    <meta:generator>OpenOffice/4.1.7$Unix OpenOffice.org_project/417m1$Build-9800</meta:generator>
    <dc:creator>m m</dc:creator>
    <meta:document-statistic meta:object-count="93"/>
  </office:meta>
</office:document-meta>
</file>